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9080000039976CAD9AE8CC3DCD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無填入也無線條的物件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預設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預設" presentation:presentation-page-layout-name="AL1T0">
        <draw:frame draw:style-name="gr1" draw:text-style-name="P1" draw:layer="layout" svg:width="22.938cm" svg:height="9.14cm" svg:x="2.617cm" svg:y="3.342cm">
          <draw:image xlink:href="Pictures/10000001000009080000039976CAD9AE8CC3DCD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編號&gt;</text:page-number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編號&gt;</text:page-number></text:p>
        </draw:text-box>
      </draw:frame>
      <presentation:notes style:page-layout-name="PM0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編號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3-31T17:24:52.011000000</meta:creation-date>
    <dc:date>2023-03-31T17:26:55.266000000</dc:date>
    <meta:editing-duration>PT2M5S</meta:editing-duration>
    <meta:editing-cycles>1</meta:editing-cycles>
    <meta:document-statistic meta:object-count="24"/>
    <meta:generator>LibreOffice/7.2.7.2$Windows_X86_64 LibreOffice_project/8d71d29d553c0f7dcbfa38fbfda25ee34cce99a2</meta:generator>
  </office:meta>
</office:document-meta>
</file>